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4812" officeooo:paragraph-rsid="000c4812"/>
    </style:style>
    <style:style style:name="P2" style:family="paragraph" style:parent-style-name="Table_20_Contents">
      <style:text-properties officeooo:rsid="000c4812" officeooo:paragraph-rsid="000d3c53"/>
    </style:style>
    <style:style style:name="P3" style:family="paragraph" style:parent-style-name="Table_20_Contents">
      <style:text-properties officeooo:rsid="000d3c53" officeooo:paragraph-rsid="000d3c53"/>
    </style:style>
    <style:style style:name="P4" style:family="paragraph" style:parent-style-name="Table_20_Contents">
      <style:text-properties fo:font-size="8pt" officeooo:rsid="000c4812" officeooo:paragraph-rsid="000c4812" style:font-size-asian="8pt" style:font-size-complex="8pt"/>
    </style:style>
    <style:style style:name="P5" style:family="paragraph" style:parent-style-name="Table_20_Contents">
      <style:text-properties fo:font-size="8pt" officeooo:rsid="000d3c53" officeooo:paragraph-rsid="000d3c53" style:font-size-asian="8pt" style:font-size-complex="8pt"/>
    </style:style>
    <style:style style:name="P6" style:family="paragraph" style:parent-style-name="Text_20_body">
      <style:text-properties officeooo:rsid="00089ab4" officeooo:paragraph-rsid="00089ab4"/>
    </style:style>
    <style:style style:name="P7" style:family="paragraph" style:parent-style-name="Text_20_body">
      <style:text-properties officeooo:rsid="0009b887" officeooo:paragraph-rsid="0009b887"/>
    </style:style>
    <style:style style:name="P8" style:family="paragraph" style:parent-style-name="Text_20_body">
      <style:text-properties officeooo:rsid="0009b887" officeooo:paragraph-rsid="0009c8c0"/>
    </style:style>
    <style:style style:name="P9" style:family="paragraph" style:parent-style-name="Text_20_body">
      <style:text-properties officeooo:rsid="0009c8c0" officeooo:paragraph-rsid="0009c8c0"/>
    </style:style>
    <style:style style:name="P10" style:family="paragraph" style:parent-style-name="Text_20_body">
      <style:text-properties officeooo:rsid="000b8156" officeooo:paragraph-rsid="000b8156"/>
    </style:style>
    <style:style style:name="P11" style:family="paragraph" style:parent-style-name="Text_20_body">
      <style:text-properties officeooo:rsid="000d3c53" officeooo:paragraph-rsid="000d3c53"/>
    </style:style>
    <style:style style:name="P12" style:family="paragraph" style:parent-style-name="Text_20_body">
      <style:text-properties officeooo:rsid="000d3f58" officeooo:paragraph-rsid="000d3f58"/>
    </style:style>
    <style:style style:name="P13" style:family="paragraph" style:parent-style-name="Text_20_body">
      <style:text-properties officeooo:rsid="000fd81e" officeooo:paragraph-rsid="000fd81e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style:text-properties fo:font-size="12pt"/>
    </style:style>
    <style:style style:name="T1" style:family="text">
      <style:text-properties officeooo:rsid="00089ab4"/>
    </style:style>
    <style:style style:name="T2" style:family="text">
      <style:text-properties officeooo:rsid="0009b887"/>
    </style:style>
    <style:style style:name="T3" style:family="text">
      <style:text-properties officeooo:rsid="0009c8c0"/>
    </style:style>
    <style:style style:name="T4" style:family="text">
      <style:text-properties style:text-position="super 58%" officeooo:rsid="0009c8c0"/>
    </style:style>
    <style:style style:name="T5" style:family="text">
      <style:text-properties style:text-position="0% 100%" officeooo:rsid="0009c8c0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officeooo:rsid="000d3c53"/>
    </style:style>
    <style:style style:name="T8" style:family="text">
      <style:text-properties fo:font-size="12pt" style:font-size-asian="10.5pt" style:font-size-complex="12pt"/>
    </style:style>
    <style:style style:name="gr1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3173in" fo:min-width="0.317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2071in" fo:min-width="0.2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3618in" fo:min-width="0.6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2575in" fo:min-width="0.257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3618in" fo:min-width="0.449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ignment 3</text:p>
      <text:p text:style-name="P6">1. Find SCC’s </text:p>
      <text:p text:style-name="P6">Step 1: Run DFS on the graph</text:p>
      <text:p text:style-name="P6">DFS starting from A with pre and post numbers: (A:[1,18], B : [2,17], C : [3,14], F : [4,13], I : [5,12], H : [6,11], G : [7,10], D : [8,9], E : [15,16])</text:p>
      <text:p text:style-name="P6">Step 2: Reverse the graph edges <text:span text:style-name="T3">G</text:span><text:span text:style-name="T4">R</text:span><text:span text:style-name="T5">:</text:span></text:p>
      <text:p text:style-name="P6"><draw:custom-shape text:anchor-type="paragraph" draw:z-index="6" draw:name="Shape4" draw:style-name="gr10" draw:text-style-name="P15" svg:width="0.2921in" svg:height="0.2921in" svg:x="0.3374in" svg:y="-0.0252in"><text:p text:style-name="P15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4" draw:style-name="gr10" draw:text-style-name="P15" svg:width="0.2921in" svg:height="0.2921in" svg:x="1.2752in" svg:y="-0.0417in"><text:p text:style-name="P15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4" draw:style-name="gr10" draw:text-style-name="P15" svg:width="0.2921in" svg:height="0.2921in" svg:x="2.2752in" svg:y="-0.0161in"><text:p text:style-name="P15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9" draw:style-name="gr9" draw:text-style-name="P15" svg:x1="1.2748in" svg:y1="0.1102in" svg:x2="0.6291in" svg:y2="0.1205in"><text:p/></draw:line><draw:line text:anchor-type="paragraph" draw:z-index="23" draw:name="Shape17" draw:style-name="gr9" draw:text-style-name="P15" svg:x1="2.2748in" svg:y1="0.1106in" svg:x2="1.5665in" svg:y2="0.0898in"><text:p/></draw:line></text:p>
      <text:p text:style-name="P6"><draw:line text:anchor-type="paragraph" draw:z-index="15" draw:name="Shape5" draw:style-name="gr9" draw:text-style-name="P15" svg:x1="0.6189in" svg:y1="-0.0673in" svg:x2="1.2543in" svg:y2="0.3909in"><text:p/></draw:line><draw:line text:anchor-type="paragraph" draw:z-index="17" draw:name="Shape10" draw:style-name="gr9" draw:text-style-name="P15" svg:x1="0.4417in" svg:y1="0.2614in" svg:x2="0.4626in" svg:y2="-0.102in"><text:p/></draw:line><draw:line text:anchor-type="paragraph" draw:z-index="22" draw:name="Shape16" draw:style-name="gr9" draw:text-style-name="P15" svg:x1="2.4311in" svg:y1="0.2346in" svg:x2="2.4311in" svg:y2="-0.078in"><text:p/></draw:line><draw:line text:anchor-type="paragraph" draw:z-index="24" draw:name="Shape18" draw:style-name="gr9" draw:text-style-name="P15" svg:x1="1.4in" svg:y1="0.2724in" svg:x2="1.4in" svg:y2="-0.0673in"><text:p/></draw:line></text:p>
      <text:p text:style-name="P6"><draw:custom-shape text:anchor-type="paragraph" draw:z-index="13" draw:name="Shape4" draw:style-name="gr10" draw:text-style-name="P15" svg:width="0.2921in" svg:height="0.2921in" svg:x="2.2854in" svg:y="-0.0827in"><text:p text:style-name="P15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4" draw:style-name="gr10" draw:text-style-name="P15" svg:width="0.2921in" svg:height="0.2921in" svg:x="1.2646in" svg:y="-0.0453in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4" draw:style-name="gr10" draw:text-style-name="P15" svg:width="0.2921in" svg:height="0.2921in" svg:x="0.3272in" svg:y="-0.1028in"><text:p text:style-name="P15"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Shape11" draw:style-name="gr9" draw:text-style-name="P15" svg:x1="0.4728in" svg:y1="0.189in" svg:x2="0.4728in" svg:y2="0.4646in"><text:p/></draw:line><draw:line text:anchor-type="paragraph" draw:z-index="26" draw:name="Shape21" draw:style-name="gr9" draw:text-style-name="P15" svg:x1="1.3063in" svg:y1="0.6154in" svg:x2="0.6189in" svg:y2="0.0736in"><text:p/></draw:line><draw:line text:anchor-type="paragraph" draw:z-index="27" draw:name="Shape19" draw:style-name="gr9" draw:text-style-name="P15" svg:x1="2.3374in" svg:y1="0.1425in" svg:x2="1.5563in" svg:y2="0.6008in"><text:p/></draw:line></text:p>
      <text:p text:style-name="P6"><draw:custom-shape text:anchor-type="paragraph" draw:z-index="8" draw:name="Shape4" draw:style-name="gr10" draw:text-style-name="P15" svg:width="0.2921in" svg:height="0.2921in" svg:x="0.3272in" svg:y="0.1472in"><text:p text:style-name="P15">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Shape15" draw:style-name="gr9" draw:text-style-name="P15" svg:x1="2.452in" svg:y1="0.1992in" svg:x2="2.452in" svg:y2="-0.1083in"><text:p/></draw:line><draw:line text:anchor-type="paragraph" draw:z-index="25" draw:name="Shape20" draw:style-name="gr9" draw:text-style-name="P15" svg:x1="1.4311in" svg:y1="0.2256in" svg:x2="1.4413in" svg:y2="-0.0709in"><text:p/></draw:line></text:p>
      <text:p text:style-name="P6"><draw:custom-shape text:anchor-type="paragraph" draw:z-index="11" draw:name="Shape4" draw:style-name="gr10" draw:text-style-name="P15" svg:width="0.2921in" svg:height="0.2921in" svg:x="1.3063in" svg:y="-0.0917in"><text:p text:style-name="P15">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4" draw:style-name="gr10" draw:text-style-name="P15" svg:width="0.2921in" svg:height="0.2921in" svg:x="2.2752in" svg:y="-0.1181in"><text:p text:style-name="P15">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Shape12" draw:style-name="gr9" draw:text-style-name="P15" svg:x1="0.6189in" svg:y1="0.0492in" svg:x2="1.3791in" svg:y2="0.039in"><text:p/></draw:line><draw:line text:anchor-type="paragraph" draw:z-index="20" draw:name="Shape13" draw:style-name="gr9" draw:text-style-name="P15" svg:x1="1.6602in" svg:y1="0.1118in" svg:x2="2.2748in" svg:y2="0.1118in"><text:p/></draw:line><draw:line text:anchor-type="paragraph" draw:z-index="28" draw:name="Shape14" draw:style-name="gr9" draw:text-style-name="P15" svg:x1="2.2126in" svg:y1="0.0283in" svg:x2="1.598in" svg:y2="0.0283in"><text:p/></draw:line></text:p>
      <text:p text:style-name="P6">Step 3: Run DFS on each node in order of decreasing post number <text:span text:style-name="T2">looking at each node only once</text:span></text:p>
      <text:p text:style-name="P8">(a) <text:tab/><text:span text:style-name="T1">A B E C F I H G D</text:span></text:p>
      <text:p text:style-name="P8"><text:tab/>A : A B E</text:p>
      <text:p text:style-name="P8"><text:tab/>C : C</text:p>
      <text:p text:style-name="P8"><text:tab/>F : F H D G I</text:p>
      <text:p text:style-name="P7">(b) <text:tab/>(A B E) are the source and (F H D G I) are the sink </text:p>
      <text:p text:style-name="P7"><draw:custom-shape text:anchor-type="paragraph" draw:z-index="0" draw:name="Shape1" draw:style-name="gr13" svg:width="0.6358in" svg:height="0.5106in" svg:x="0.3898in" svg:y="0.1083in"><text:p>A B 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12" draw:text-style-name="P15" svg:width="0.365in" svg:height="0.365in" svg:x="1.6811in" svg:y="0.1709in"><text:p text:style-name="P15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11" draw:text-style-name="P16" svg:width="0.9276in" svg:height="0.5122in" svg:x="1.1083in" svg:y="0.8055in"><text:p text:style-name="P16">F H D G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6" draw:style-name="gr9" draw:text-style-name="P15" svg:x1="0.8898in" svg:y1="0.6189in" svg:x2="1.1606in" svg:y2="0.889in"><text:p/></draw:line><draw:line text:anchor-type="paragraph" draw:z-index="4" draw:name="Shape7" draw:style-name="gr9" draw:text-style-name="P15" svg:x1="1.0252in" svg:y1="0.3063in" svg:x2="1.6087in" svg:y2="0.3063in"><text:p/></draw:line><draw:line text:anchor-type="paragraph" draw:z-index="5" draw:name="Shape8" draw:style-name="gr9" draw:text-style-name="P15" svg:x1="1.8272in" svg:y1="0.5354in" svg:x2="1.7543in" svg:y2="0.8681in"><text:p/></draw:line>(c)</text:p>
      <text:p text:style-name="P7"/>
      <text:p text:style-name="P7"/>
      <text:p text:style-name="P7"/>
      <text:p text:style-name="P7"/>
      <text:p text:style-name="P7">(d) <text:tab/>One edge that is from D→E</text:p>
      <text:p text:style-name="P7"/>
      <text:p text:style-name="P9">2. Dijkstra’s algorithm</text:p>
      <text:p text:style-name="P10">(a)</text:p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3">ITER</text:p>
          </table:table-cell>
          <table:table-cell table:style-name="Table1.A1" office:value-type="string">
            <text:p text:style-name="P5"><text:span text:style-name="T8"/></text:p>
          </table:table-cell>
          <table:table-cell table:style-name="Table1.A1" office:value-type="string">
            <text:p text:style-name="P3">1 <text:s/>A</text:p>
          </table:table-cell>
          <table:table-cell table:style-name="Table1.A1" office:value-type="string">
            <text:p text:style-name="P3">2 <text:s text:c="2"/>B</text:p>
          </table:table-cell>
          <table:table-cell table:style-name="Table1.A1" office:value-type="string">
            <text:p text:style-name="P3">3 <text:s text:c="2"/>C</text:p>
          </table:table-cell>
          <table:table-cell table:style-name="Table1.A1" office:value-type="string">
            <text:p text:style-name="P3">4 <text:s text:c="2"/>D</text:p>
          </table:table-cell>
          <table:table-cell table:style-name="Table1.A1" office:value-type="string">
            <text:p text:style-name="P3">5 <text:s text:c="2"/>E</text:p>
          </table:table-cell>
          <table:table-cell table:style-name="Table1.A1" office:value-type="string">
            <text:p text:style-name="P3">6 <text:s text:c="2"/>G</text:p>
          </table:table-cell>
          <table:table-cell table:style-name="Table1.A1" office:value-type="string">
            <text:p text:style-name="P3">7 <text:s text:c="2"/>F</text:p>
          </table:table-cell>
          <table:table-cell table:style-name="Table1.J1" office:value-type="string">
            <text:p text:style-name="P3">8 <text:s text:c="2"/>H</text:p>
          </table:table-cell>
        </table:table-row>
        <table:table-row>
          <table:table-cell table:style-name="Table1.A2" office:value-type="string">
            <text:p text:style-name="P1">QUEUE</text:p>
          </table:table-cell>
          <table:table-cell table:style-name="Table1.A2" office:value-type="string">
            <text:p text:style-name="P4">DIST:<text:span text:style-name="T7">PREV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J2" office:value-type="string">
            <text:p text:style-name="P3">0</text:p>
          </table:table-cell>
        </table:table-row>
        <text:soft-page-break/>
        <table:table-row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<text:span text:style-name="T6">∞</text:span></text:p>
          </table:table-cell>
          <table:table-cell table:style-name="Table1.A2" office:value-type="string">
            <text:p text:style-name="P3">1:A</text:p>
          </table:table-cell>
          <table:table-cell table:style-name="Table1.A2" office:value-type="string">
            <text:p text:style-name="P3">1:A</text:p>
          </table:table-cell>
          <table:table-cell table:style-name="Table1.A2" office:value-type="string">
            <text:p text:style-name="P3">1:A</text:p>
          </table:table-cell>
          <table:table-cell table:style-name="Table1.A2" office:value-type="string">
            <text:p text:style-name="P3">1:A</text:p>
          </table:table-cell>
          <table:table-cell table:style-name="Table1.A2" office:value-type="string">
            <text:p text:style-name="P3">1:A</text:p>
          </table:table-cell>
          <table:table-cell table:style-name="Table1.A2" office:value-type="string">
            <text:p text:style-name="P3">1:A</text:p>
          </table:table-cell>
          <table:table-cell table:style-name="Table1.A2" office:value-type="string">
            <text:p text:style-name="P3">1:A</text:p>
          </table:table-cell>
          <table:table-cell table:style-name="Table1.J2" office:value-type="string">
            <text:p text:style-name="P3">1:A</text:p>
          </table:table-cell>
        </table:table-row>
        <table:table-row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<text:span text:style-name="T6">∞</text:span></text:p>
          </table:table-cell>
          <table:table-cell table:style-name="Table1.A2" office:value-type="string">
            <text:p text:style-name="P2"><text:span text:style-name="T6">∞</text:span></text:p>
          </table:table-cell>
          <table:table-cell table:style-name="Table1.A2" office:value-type="string">
            <text:p text:style-name="P3">3:B</text:p>
          </table:table-cell>
          <table:table-cell table:style-name="Table1.A2" office:value-type="string">
            <text:p text:style-name="P3">3:B</text:p>
          </table:table-cell>
          <table:table-cell table:style-name="Table1.A2" office:value-type="string">
            <text:p text:style-name="P3">3:B</text:p>
          </table:table-cell>
          <table:table-cell table:style-name="Table1.A2" office:value-type="string">
            <text:p text:style-name="P3">3:B</text:p>
          </table:table-cell>
          <table:table-cell table:style-name="Table1.A2" office:value-type="string">
            <text:p text:style-name="P3">3:B</text:p>
          </table:table-cell>
          <table:table-cell table:style-name="Table1.A2" office:value-type="string">
            <text:p text:style-name="P3">3:B</text:p>
          </table:table-cell>
          <table:table-cell table:style-name="Table1.J2" office:value-type="string">
            <text:p text:style-name="P3">3:B</text:p>
          </table:table-cell>
        </table:table-row>
        <table:table-row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3"><text:span text:style-name="T6">∞</text:span></text:p>
          </table:table-cell>
          <table:table-cell table:style-name="Table1.A2" office:value-type="string">
            <text:p text:style-name="P2"><text:span text:style-name="T6">∞</text:span></text:p>
          </table:table-cell>
          <table:table-cell table:style-name="Table1.A2" office:value-type="string">
            <text:p text:style-name="P2"><text:span text:style-name="T6">∞</text:span></text:p>
          </table:table-cell>
          <table:table-cell table:style-name="Table1.A2" office:value-type="string">
            <text:p text:style-name="P3">4:C</text:p>
          </table:table-cell>
          <table:table-cell table:style-name="Table1.A2" office:value-type="string">
            <text:p text:style-name="P3">4:C</text:p>
          </table:table-cell>
          <table:table-cell table:style-name="Table1.A2" office:value-type="string">
            <text:p text:style-name="P3">4:C</text:p>
          </table:table-cell>
          <table:table-cell table:style-name="Table1.A2" office:value-type="string">
            <text:p text:style-name="P3">4:C</text:p>
          </table:table-cell>
          <table:table-cell table:style-name="Table1.A2" office:value-type="string">
            <text:p text:style-name="P3">4:C</text:p>
          </table:table-cell>
          <table:table-cell table:style-name="Table1.J2" office:value-type="string">
            <text:p text:style-name="P3">4:C</text:p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3"><text:span text:style-name="T6">∞</text:span></text:p>
          </table:table-cell>
          <table:table-cell table:style-name="Table1.A2" office:value-type="string">
            <text:p text:style-name="P3">4:A</text:p>
          </table:table-cell>
          <table:table-cell table:style-name="Table1.A2" office:value-type="string">
            <text:p text:style-name="P3">4:A</text:p>
          </table:table-cell>
          <table:table-cell table:style-name="Table1.A2" office:value-type="string">
            <text:p text:style-name="P3">4:A</text:p>
          </table:table-cell>
          <table:table-cell table:style-name="Table1.A2" office:value-type="string">
            <text:p text:style-name="P3">4:A</text:p>
          </table:table-cell>
          <table:table-cell table:style-name="Table1.A2" office:value-type="string">
            <text:p text:style-name="P3">4:A</text:p>
          </table:table-cell>
          <table:table-cell table:style-name="Table1.A2" office:value-type="string">
            <text:p text:style-name="P3">4:A</text:p>
          </table:table-cell>
          <table:table-cell table:style-name="Table1.A2" office:value-type="string">
            <text:p text:style-name="P3">4:A</text:p>
          </table:table-cell>
          <table:table-cell table:style-name="Table1.J2" office:value-type="string">
            <text:p text:style-name="P3">4:A</text:p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3"><text:span text:style-name="T6">∞</text:span></text:p>
          </table:table-cell>
          <table:table-cell table:style-name="Table1.A2" office:value-type="string">
            <text:p text:style-name="P3">8:A</text:p>
          </table:table-cell>
          <table:table-cell table:style-name="Table1.A2" office:value-type="string">
            <text:p text:style-name="P3">7:B</text:p>
          </table:table-cell>
          <table:table-cell table:style-name="Table1.A2" office:value-type="string">
            <text:p text:style-name="P3">7:B</text:p>
          </table:table-cell>
          <table:table-cell table:style-name="Table1.A2" office:value-type="string">
            <text:p text:style-name="P3">7:B</text:p>
          </table:table-cell>
          <table:table-cell table:style-name="Table1.A2" office:value-type="string">
            <text:p text:style-name="P3">7:B</text:p>
          </table:table-cell>
          <table:table-cell table:style-name="Table1.A2" office:value-type="string">
            <text:p text:style-name="P3">6:G</text:p>
          </table:table-cell>
          <table:table-cell table:style-name="Table1.A2" office:value-type="string">
            <text:p text:style-name="P3">6:G</text:p>
          </table:table-cell>
          <table:table-cell table:style-name="Table1.J2" office:value-type="string">
            <text:p text:style-name="P3">6:G</text:p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3"><text:span text:style-name="T6">∞</text:span></text:p>
          </table:table-cell>
          <table:table-cell table:style-name="Table1.A2" office:value-type="string">
            <text:p text:style-name="P2"><text:span text:style-name="T6">∞</text:span></text:p>
          </table:table-cell>
          <table:table-cell table:style-name="Table1.A2" office:value-type="string">
            <text:p text:style-name="P3">7:B</text:p>
          </table:table-cell>
          <table:table-cell table:style-name="Table1.A2" office:value-type="string">
            <text:p text:style-name="P3">5:C</text:p>
          </table:table-cell>
          <table:table-cell table:style-name="Table1.A2" office:value-type="string">
            <text:p text:style-name="P3">5:C</text:p>
          </table:table-cell>
          <table:table-cell table:style-name="Table1.A2" office:value-type="string">
            <text:p text:style-name="P3">5:C</text:p>
          </table:table-cell>
          <table:table-cell table:style-name="Table1.A2" office:value-type="string">
            <text:p text:style-name="P3">5:C</text:p>
          </table:table-cell>
          <table:table-cell table:style-name="Table1.A2" office:value-type="string">
            <text:p text:style-name="P3">5:C</text:p>
          </table:table-cell>
          <table:table-cell table:style-name="Table1.J2" office:value-type="string">
            <text:p text:style-name="P3">5:C</text:p>
          </table:table-cell>
        </table:table-row>
        <table:table-row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3"><text:span text:style-name="T6">∞</text:span></text:p>
          </table:table-cell>
          <table:table-cell table:style-name="Table1.A2" office:value-type="string">
            <text:p text:style-name="P2"><text:span text:style-name="T6">∞</text:span></text:p>
          </table:table-cell>
          <table:table-cell table:style-name="Table1.A2" office:value-type="string">
            <text:p text:style-name="P2"><text:span text:style-name="T6">∞</text:span></text:p>
          </table:table-cell>
          <table:table-cell table:style-name="Table1.A2" office:value-type="string">
            <text:p text:style-name="P2"><text:span text:style-name="T6">∞</text:span></text:p>
          </table:table-cell>
          <table:table-cell table:style-name="Table1.A2" office:value-type="string">
            <text:p text:style-name="P3">8:D</text:p>
          </table:table-cell>
          <table:table-cell table:style-name="Table1.A2" office:value-type="string">
            <text:p text:style-name="P3">8:D</text:p>
          </table:table-cell>
          <table:table-cell table:style-name="Table1.A2" office:value-type="string">
            <text:p text:style-name="P3">6:G</text:p>
          </table:table-cell>
          <table:table-cell table:style-name="Table1.A2" office:value-type="string">
            <text:p text:style-name="P3">6:G</text:p>
          </table:table-cell>
          <table:table-cell table:style-name="Table1.J2" office:value-type="string">
            <text:p text:style-name="P3">6:G</text:p>
          </table:table-cell>
        </table:table-row>
      </table:table>
      <text:p text:style-name="P10"/>
      <text:p text:style-name="P11">dist = [A:0, B:1, C:3, D:4, E:4, F:6, G:5, H:6]</text:p>
      <text:p text:style-name="P11">prev = [A:A, B:A, C:B, D:C, E:A, F:G, G:C, H:G]</text:p>
      <text:p text:style-name="P11"/>
      <text:p text:style-name="P12"><draw:custom-shape text:anchor-type="paragraph" draw:z-index="29" draw:name="Shape22" draw:style-name="gr10" draw:text-style-name="P15" svg:width="0.2921in" svg:height="0.2921in" svg:x="0.6709in" svg:y="0.1453in"><text:p text:style-name="P15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22" draw:style-name="gr10" draw:text-style-name="P15" svg:width="0.2921in" svg:height="0.2921in" svg:x="1.1917in" svg:y="2.9472in"><text:p text:style-name="P15">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22" draw:style-name="gr10" draw:text-style-name="P15" svg:width="0.2921in" svg:height="0.2921in" svg:x="0.5563in" svg:y="2.9161in"><text:p text:style-name="P15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22" draw:style-name="gr10" draw:text-style-name="P15" svg:width="0.2921in" svg:height="0.2921in" svg:x="1.5146in" svg:y="2.1346in"><text:p text:style-name="P15"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22" draw:style-name="gr10" draw:text-style-name="P15" svg:width="0.2921in" svg:height="0.2921in" svg:x="0.8791in" svg:y="2.1453in"><text:p text:style-name="P15">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22" draw:style-name="gr10" draw:text-style-name="P15" svg:width="0.2921in" svg:height="0.2921in" svg:x="1.15in" svg:y="1.3846in"><text:p text:style-name="P15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22" draw:style-name="gr10" draw:text-style-name="P15" svg:width="0.2921in" svg:height="0.2921in" svg:x="1.1083in" svg:y="0.6866in"><text:p text:style-name="P15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22" draw:style-name="gr10" draw:text-style-name="P15" svg:width="0.2921in" svg:height="0.2921in" svg:x="0.1811in" svg:y="0.6661in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Shape23" draw:style-name="gr9" draw:text-style-name="P15" svg:x1="0.7539in" svg:y1="0.3846in" svg:x2="0.4728in" svg:y2="0.7283in"><text:p/></draw:line><draw:line text:anchor-type="paragraph" draw:z-index="38" draw:name="Shape24" draw:style-name="gr9" draw:text-style-name="P15" svg:x1="0.9626in" svg:y1="0.3945in" svg:x2="1.2228in" svg:y2="0.687in"><text:p/></draw:line><draw:line text:anchor-type="paragraph" draw:z-index="39" draw:name="Shape25" draw:style-name="gr9" draw:text-style-name="P15" svg:x1="1.3063in" svg:y1="0.9783in" svg:x2="1.3165in" svg:y2="1.3846in"><text:p/></draw:line><draw:line text:anchor-type="paragraph" draw:z-index="40" draw:name="Shape26" draw:style-name="gr9" draw:text-style-name="P15" svg:x1="1.2335in" svg:y1="1.6764in" svg:x2="1.0146in" svg:y2="2.1453in"><text:p/></draw:line><draw:line text:anchor-type="paragraph" draw:z-index="41" draw:name="Shape27" draw:style-name="gr9" draw:text-style-name="P15" svg:x1="1.3374in" svg:y1="1.6764in" svg:x2="1.6083in" svg:y2="2.1346in"><text:p/></draw:line><draw:line text:anchor-type="paragraph" draw:z-index="42" draw:name="Shape28" draw:style-name="gr9" draw:text-style-name="P15" svg:x1="0.9315in" svg:y1="2.3854in" svg:x2="0.6917in" svg:y2="2.9161in"><text:p/></draw:line><draw:line text:anchor-type="paragraph" draw:z-index="43" draw:name="Shape29" draw:style-name="gr9" draw:text-style-name="P15" svg:x1="1.098in" svg:y1="2.4366in" svg:x2="1.3272in" svg:y2="2.9469in"><text:p/></draw:line>(b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3. MST Kruskal’s algorithm</text:p>
      <text:p text:style-name="P12">(a) Sort the edge weights by increasing order</text:p>
      <text:p text:style-name="P12">[A,E]=1 [E,F]=1 <text:s/>[B,E]=2 <text:s/>[B,F]=2 <text:s/>[F,G]=3 <text:s/>[G,H]=3 <text:s/>[C,G]=4 <text:s/>[F,C]=5 <text:s/>[G,D]=5 <text:s/>[B,C]=5 <text:s/>[A,B]=6 <text:s/>[C,D]=6 <text:s/>[D,H]=7</text:p>
      <text:p text:style-name="P12">Next pick the smallest value edges that does not make a cycle until all nodes have been seen</text:p>
      <text:p text:style-name="P12">[A,E]=1 [E,F]=1 <text:s/>[B,E]=2 <text:s/>[F,G]=3 <text:s/>[G,H]=3 <text:s/>[C,G]=4 <text:s/>[G,D]=5 <text:s/></text:p>
      <text:p text:style-name="P13">(b) Total cost</text:p>
      <text:p text:style-name="P13"><text:s text:c="7"/>1+1+2+3+3+4+5 =19</text:p>
      <text:p text:style-name="P12"><text:soft-page-break/></text:p>
      <text:p text:style-name="P12"/>
      <text:p text:style-name="P12"><draw:custom-shape text:anchor-type="paragraph" draw:z-index="44" draw:name="Shape30" draw:style-name="gr8" draw:text-style-name="P15" svg:width="0.448in" svg:height="0.448in" svg:x="0.9209in" svg:y="0.011in"><text:p text:style-name="P15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30" draw:style-name="gr8" draw:text-style-name="P15" svg:width="0.448in" svg:height="0.448in" svg:x="5.7646in" svg:y="-0.0307in"><text:p text:style-name="P15"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30" draw:style-name="gr8" draw:text-style-name="P15" svg:width="0.448in" svg:height="0.448in" svg:x="4.0457in" svg:y="-0.0201in"><text:p text:style-name="P15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30" draw:style-name="gr8" draw:text-style-name="P15" svg:width="0.448in" svg:height="0.448in" svg:x="2.5252in" svg:y="0.011in"><text:p text:style-name="P15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<draw:custom-shape text:anchor-type="paragraph" draw:z-index="45" draw:name="Shape30" draw:style-name="gr8" draw:text-style-name="P15" svg:width="0.448in" svg:height="0.448in" svg:x="5.9937in" svg:y="1.0165in"><text:p text:style-name="P15">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30" draw:style-name="gr8" draw:text-style-name="P15" svg:width="0.448in" svg:height="0.448in" svg:x="4.202in" svg:y="1.0374in"><text:p text:style-name="P15">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30" draw:style-name="gr8" draw:text-style-name="P15" svg:width="0.448in" svg:height="0.448in" svg:x="2.6291in" svg:y="1.048in"><text:p text:style-name="P15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30" draw:style-name="gr8" draw:text-style-name="P15" svg:width="0.448in" svg:height="0.448in" svg:x="0.9209in" svg:y="1.0063in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2" draw:name="Shape31" draw:style-name="gr7" draw:text-style-name="P15" svg:x1="1.15in" svg:y1="0.1417in" svg:x2="1.15in" svg:y2="0.9551in"><text:p/></draw:line><draw:line text:anchor-type="paragraph" draw:z-index="53" draw:name="Shape32" draw:style-name="gr7" draw:text-style-name="P15" svg:x1="1.3689in" svg:y1="1.2563in" svg:x2="2.6291in" svg:y2="1.2563in"><text:p/></draw:line><draw:line text:anchor-type="paragraph" draw:z-index="54" draw:name="Shape33" draw:style-name="gr7" draw:text-style-name="P15" svg:x1="1.3583in" svg:y1="1.1in" svg:x2="2.6291in" svg:y2="0.0898in"><text:p/></draw:line><draw:line text:anchor-type="paragraph" draw:z-index="55" draw:name="Shape34" draw:style-name="gr7" draw:text-style-name="P15" svg:x1="3.0772in" svg:y1="1.2665in" svg:x2="4.2024in" svg:y2="1.2563in"><text:p/></draw:line><draw:line text:anchor-type="paragraph" draw:z-index="56" draw:name="Shape35" draw:style-name="gr7" draw:text-style-name="P15" svg:x1="4.348in" svg:y1="1.0374in" svg:x2="4.348in" svg:y2="0.1102in"><text:p/></draw:line><draw:line text:anchor-type="paragraph" draw:z-index="57" draw:name="Shape36" draw:style-name="gr7" draw:text-style-name="P15" svg:x1="4.65in" svg:y1="1.1417in" svg:x2="5.8583in" svg:y2="0.0272in"><text:p/></draw:line><draw:line text:anchor-type="paragraph" draw:z-index="58" draw:name="Shape37" draw:style-name="gr7" draw:text-style-name="P15" svg:x1="4.65in" svg:y1="1.3291in" svg:x2="5.9937in" svg:y2="1.2772in"><text:p/></draw:line><draw:frame text:anchor-type="paragraph" draw:z-index="59" draw:name="Shape38" draw:style-name="gr6" draw:text-style-name="P14" svg:width="0.2713in" svg:height="0.2606in" svg:x="1.7854in" svg:y="0.3291in"><draw:text-box><text:p>2</text:p></draw:text-box></draw:frame><draw:frame text:anchor-type="paragraph" draw:z-index="60" draw:name="Shape39" draw:style-name="gr5" draw:text-style-name="P14" svg:width="0.3232in" svg:height="0.3441in" svg:x="0.8272in" svg:y="0.5272in"><draw:text-box><text:p>1</text:p></draw:text-box></draw:frame><draw:frame text:anchor-type="paragraph" draw:z-index="61" draw:name="Shape40" draw:style-name="gr5" draw:text-style-name="P14" svg:width="0.3858in" svg:height="0.3441in" svg:x="2.0772in" svg:y="1.5165in"><draw:text-box><text:p>1</text:p></draw:text-box></draw:frame><draw:frame text:anchor-type="paragraph" draw:z-index="62" draw:name="Shape41" draw:style-name="gr4" draw:text-style-name="P14" svg:width="0.3858in" svg:height="0.3543in" svg:x="3.598in" svg:y="1.548in"><draw:text-box><text:p>3</text:p></draw:text-box></draw:frame><draw:frame text:anchor-type="paragraph" draw:z-index="63" draw:name="Shape42" draw:style-name="gr3" draw:text-style-name="P14" svg:width="0.5213in" svg:height="0.448in" svg:x="5.2854in" svg:y="1.5063in"><draw:text-box><text:p>3</text:p></draw:text-box></draw:frame><draw:frame text:anchor-type="paragraph" draw:z-index="64" draw:name="Shape44" draw:style-name="gr2" draw:text-style-name="P14" svg:width="0.5732in" svg:height="0.3961in" svg:x="3.9728in" svg:y="0.4335in"><draw:text-box><text:p>4</text:p></draw:text-box></draw:frame><draw:frame text:anchor-type="paragraph" draw:z-index="65" draw:name="Shape43" draw:style-name="gr1" draw:text-style-name="P14" svg:width="0.615in" svg:height="0.5004in" svg:x="5.098in" svg:y="0.2252in"><draw:text-box><text:p>5</text:p></draw:text-box></draw:frame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14T13:53:36.140650146</meta:creation-date>
    <dc:date>2020-11-14T15:25:27.997044999</dc:date>
    <meta:editing-duration>PT2M55S</meta:editing-duration>
    <meta:editing-cycles>2</meta:editing-cycles>
    <meta:generator>LibreOffice/6.3.5.2$Linux_X86_64 LibreOffice_project/30$Build-2</meta:generator>
    <meta:document-statistic meta:table-count="1" meta:image-count="0" meta:object-count="0" meta:page-count="3" meta:paragraph-count="116" meta:word-count="300" meta:character-count="1213" meta:non-whitespace-character-count="981"/>
  </office:meta>
</office:document-meta>
</file>